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43DA1D88DEAC4952ED.png" manifest:media-type="image/png"/>
  <manifest:file-entry manifest:full-path="Pictures/100000000000017C00000102B3D224B17EFA5609.png" manifest:media-type="image/png"/>
  <manifest:file-entry manifest:full-path="Pictures/10000000000003C50000017ADF2B2E33A742FACD.png" manifest:media-type="image/png"/>
  <manifest:file-entry manifest:full-path="Pictures/10000000000002E7000001BE84080038165DFF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39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4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1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55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56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57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58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5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/>
    </style:style>
    <style:style style:name="P28" style:family="paragraph">
      <loext:graphic-properties draw:fill-color="#ff6600"/>
      <style:paragraph-properties fo:margin-top="0.1cm" fo:margin-bottom="0.1cm" fo:text-align="center"/>
    </style:style>
    <style:style style:name="P29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0" style:family="paragraph">
      <style:paragraph-properties fo:margin-left="0cm" fo:margin-right="0cm" fo:margin-top="0.1cm" fo:margin-bottom="0.1cm" fo:text-align="start" fo:text-indent="0cm"/>
    </style:style>
    <style:style style:name="P31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>Page11:</text:span><text:span text:style-name="T1">文件系统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DF2B2E33A742FACD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84080038165DFF02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2"><text:span text:style-name="T7">DPL:descriptor privilege level</text:span></text:p>
          <text:p text:style-name="P21"><text:span text:style-name="T7"/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7cm" svg:y="8.701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7cm" svg:y="9.101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7cm" svg:y="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7cm" svg:y="10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7cm" svg:y="9.501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7cm" svg:y="10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7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701cm" svg:y="11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3cm" svg:y="7.301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3cm" svg:y="7.701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3cm" svg:y="8.502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3cm" svg:y="8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3cm" svg:y="8.101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3cm" svg:y="9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3cm" svg:y="9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3cm" svg:y="9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301cm" svg:x2="9.3cm" svg:y2="7.501cm" draw:start-shape="id112" draw:start-glue-point="1" draw:end-shape="id113" draw:end-glue-point="3" svg:d="M8248 9301h527v-1800h525" svg:viewBox="0 0 1053 1801">
          <text:p/>
        </draw:connector>
        <draw:custom-shape draw:style-name="gr371" draw:text-style-name="P4" xml:id="id115" draw:id="id115" draw:layer="layout" svg:width="2.548cm" svg:height="0.4cm" svg:x="5.701cm" svg:y="5.602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701cm" svg:y="6.002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701cm" svg:y="6.803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5.701cm" svg:y="7.203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701cm" svg:y="6.402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701cm" svg:y="7.603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701cm" svg:y="8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702cm" svg:y="8.005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4cm" svg:y="5.2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4cm" svg:y="5.6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4cm" svg:y="6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4cm" svg:y="6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4cm" svg:y="6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4cm" svg:y="7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686cm" svg:y1="5.8cm" svg:x2="5.701cm" svg:y2="5.802cm" draw:start-shape="id114" draw:start-glue-point="1" draw:end-shape="id115" draw:end-glue-point="3" svg:d="M4686 5800h508v2h507" svg:viewBox="0 0 1016 3">
          <text:p/>
        </draw:connector>
        <draw:connector draw:style-name="gr23" draw:text-style-name="P6" draw:layer="layout" svg:x1="4.686cm" svg:y1="6.2cm" svg:x2="5.7cm" svg:y2="8.901cm" draw:start-shape="id116" draw:start-glue-point="1" draw:end-shape="id117" draw:end-glue-point="3" svg:d="M4686 6200h508v2701h506" svg:viewBox="0 0 1015 2702">
          <text:p/>
        </draw:connector>
        <draw:custom-shape draw:style-name="gr383" draw:text-style-name="P4" draw:layer="layout" svg:width="2.548cm" svg:height="0.4cm" svg:x="0.4cm" svg:y="1.497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4cm" svg:y="1.8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4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4cm" svg:y="3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4cm" svg:y="2.2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4cm" svg:y="3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4cm" svg:y="3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4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3cm" svg:y="10.9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3cm" svg:y="11.3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3cm" svg:y="11.7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701cm" svg:x2="9.3cm" svg:y2="11.101cm" draw:start-shape="id118" draw:start-glue-point="1" draw:end-shape="id119" draw:end-glue-point="3" svg:d="M8248 9701h527v1400h525" svg:viewBox="0 0 1053 1401">
          <text:p/>
        </draw:connector>
        <draw:custom-shape draw:style-name="gr393" draw:text-style-name="P4" xml:id="id121" draw:id="id121" draw:layer="layout" svg:width="2.548cm" svg:height="0.4cm" svg:x="13.101cm" svg:y="10.902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101cm" svg:y="11.302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101cm" svg:y="11.702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501cm" svg:x2="13.101cm" svg:y2="11.102cm" draw:start-shape="id120" draw:start-glue-point="1" draw:end-shape="id121" draw:end-glue-point="3" svg:d="M11848 11501h627v-399h626" svg:viewBox="0 0 1254 400">
          <text:p/>
        </draw:connector>
        <draw:custom-shape draw:style-name="gr396" draw:text-style-name="P4" xml:id="id123" draw:id="id123" draw:layer="layout" svg:width="3.498cm" svg:height="0.4cm" svg:x="11.152cm" svg:y="13.198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1.152cm" svg:y="13.5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1.152cm" svg:y="14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1.152cm" svg:y="14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1.152cm" svg:y="13.9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1.152cm" svg:y="15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1.152cm" svg:y="1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1.153cm" svg:y="15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502cm" svg:y="13.201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502cm" svg:y="13.6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502cm" svg:y="14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502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502cm" svg:y="14.0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50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502cm" svg:y="15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503cm" svg:y="15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901cm" svg:x2="12.901cm" svg:y2="13.198cm" draw:start-shape="id122" draw:start-glue-point="1" draw:end-shape="id123" draw:end-glue-point="0" svg:d="M11848 11901h1053v1297" svg:viewBox="0 0 1054 1298">
          <text:p/>
        </draw:connector>
        <draw:connector draw:style-name="gr23" draw:text-style-name="P6" draw:layer="layout" svg:x1="15.649cm" svg:y1="11.902cm" svg:x2="17.251cm" svg:y2="13.201cm" draw:start-shape="id124" draw:start-glue-point="1" draw:end-shape="id125" draw:end-glue-point="0" svg:d="M15649 11902h1602v1299" svg:viewBox="0 0 1603 1300">
          <text:p/>
        </draw:connector>
        <draw:custom-shape draw:style-name="gr88" draw:text-style-name="P10" xml:id="id127" draw:id="id127" draw:layer="layout" svg:width="3.7cm" svg:height="2cm" svg:x="9.9cm" svg:y="3.7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249cm" svg:y1="6.202cm" svg:x2="9.9cm" svg:y2="4.7cm" draw:start-shape="id126" draw:start-glue-point="1" draw:end-shape="id127" svg:d="M8249 6202h814v-1502h837" svg:viewBox="0 0 1652 1503">
          <text:p/>
        </draw:connector>
      </draw:page>
      <draw:page draw:name="page12" draw:style-name="dp1" draw:master-page-name="Default">
        <draw:custom-shape draw:style-name="gr411" draw:text-style-name="P4" xml:id="id137" draw:id="id137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29" draw:id="id129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xml:id="id130" draw:id="id130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4" xml:id="id131" draw:id="id131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xml:id="id128" draw:id="id128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xml:id="id140" draw:id="id140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svg:x1="8.285cm" svg:y1="1cm" svg:x2="10.406cm" svg:y2="1.597cm" draw:start-shape="id128" draw:start-glue-point="1" draw:end-shape="id129" draw:end-glue-point="3" svg:d="M8285 1000c1591 0 531 597 2121 597" svg:viewBox="0 0 2122 598">
          <text:p/>
        </draw:connector>
        <draw:connector draw:style-name="gr425" draw:text-style-name="P6" draw:layer="layout" draw:type="curve" draw:line-skew="0.252cm" svg:x1="10.406cm" svg:y1="1.196cm" svg:x2="8.285cm" svg:y2="0.6cm" draw:start-shape="id130" draw:start-glue-point="3" draw:end-shape="id131" draw:end-glue-point="1" svg:d="M10406 1196c-1212 0-152-596-2121-596" svg:viewBox="0 0 2122 597">
          <text:p/>
        </draw:connector>
        <draw:custom-shape draw:style-name="gr426" draw:text-style-name="P4" xml:id="id139" draw:id="id139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xml:id="id133" draw:id="id133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32" draw:id="id132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xml:id="id143" draw:id="id143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xml:id="id135" draw:id="id135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svg:x1="10.406cm" svg:y1="1.597cm" svg:x2="10.408cm" svg:y2="5.099cm" draw:start-shape="id129" draw:start-glue-point="3" draw:end-shape="id132" draw:end-glue-point="3" svg:d="M10406 1597c-751 0-752 3502 2 3502" svg:viewBox="0 0 566 3503">
          <text:p/>
        </draw:connector>
        <draw:custom-shape draw:style-name="gr432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5" xml:id="id134" draw:id="id134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52" draw:id="id152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xml:id="id150" draw:id="id150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svg:x1="13.9cm" svg:y1="4.298cm" svg:x2="15.708cm" svg:y2="4.9cm" draw:start-shape="id133" draw:start-glue-point="1" draw:end-shape="id134" draw:end-glue-point="3" svg:d="M13900 4298c1357 0 454 602 1808 602" svg:viewBox="0 0 1809 603">
          <text:p/>
        </draw:connector>
        <draw:connector draw:style-name="gr425" draw:text-style-name="P6" draw:layer="layout" draw:type="curve" svg:x1="10.408cm" svg:y1="4.698cm" svg:x2="8.285cm" svg:y2="0.6cm" draw:start-shape="id135" draw:start-glue-point="3" draw:end-shape="id131" draw:end-glue-point="1" svg:d="M10408 4698c-1591 0-530-4098-2123-4098" svg:viewBox="0 0 2124 4099">
          <text:p/>
        </draw:connector>
        <draw:custom-shape draw:style-name="gr438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5" xml:id="id153" draw:id="id153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5" xml:id="id136" draw:id="id136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xml:id="id138" draw:id="id138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5" draw:text-style-name="P6" draw:layer="layout" draw:type="curve" draw:line-skew="1.496cm" svg:x1="3.601cm" svg:y1="3.7cm" svg:x2="10.406cm" svg:y2="0.396cm" draw:start-shape="id136" draw:start-glue-point="1" draw:end-shape="id137" draw:end-glue-point="3" svg:d="M3601 3700c7348 0 3946-3304 6805-3304" svg:viewBox="0 0 6806 3305">
          <text:p/>
        </draw:connector>
        <draw:connector draw:style-name="gr425" draw:text-style-name="P6" draw:layer="layout" draw:type="curve" svg:x1="3.601cm" svg:y1="4.097cm" svg:x2="10.408cm" svg:y2="3.898cm" draw:start-shape="id138" draw:start-glue-point="1" draw:end-shape="id139" draw:end-glue-point="3" svg:d="M3601 4097c5106 0 1703-199 6807-199" svg:viewBox="0 0 6808 200">
          <text:p/>
        </draw:connector>
        <draw:custom-shape draw:style-name="gr448" draw:text-style-name="P4" xml:id="id141" draw:id="id141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5" xml:id="id142" draw:id="id142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49" draw:id="id149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40" draw:start-glue-point="3" draw:end-shape="id141" draw:end-glue-point="3" svg:d="M4793 1400c-751 0-752 4401 1 4401" svg:viewBox="0 0 565 4402">
          <text:p/>
        </draw:connector>
        <draw:custom-shape draw:style-name="gr454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7" draw:id="id147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5" draw:id="id145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42" draw:start-glue-point="1" svg:d="M8286 6201c1209 0 655 1497 1109 1497" svg:viewBox="0 0 1110 1498">
          <text:p/>
        </draw:connector>
        <draw:custom-shape draw:style-name="gr455" draw:text-style-name="P28" draw:layer="layout" svg:width="2.999cm" svg:height="1.5cm" svg:x="13.5cm" svg:y="7.4cm">
          <text:p text:style-name="P27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5" draw:text-style-name="P28" xml:id="id144" draw:id="id144" draw:layer="layout" svg:width="2.999cm" svg:height="1.5cm" svg:x="15.9cm" svg:y="2.3cm">
          <text:p text:style-name="P27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43" draw:start-glue-point="1" draw:end-shape="id144" draw:end-glue-point="3" svg:d="M13900 5499h502v-949h-244v-1500h1742" svg:viewBox="0 0 2001 2450">
          <text:p/>
        </draw:connector>
        <draw:custom-shape draw:style-name="gr456" draw:text-style-name="P29" xml:id="id146" draw:id="id146" draw:layer="layout" svg:width="2.6cm" svg:height="1cm" svg:x="12.7cm" svg:y="9.1cm">
          <text:p text:style-name="P27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7" draw:text-style-name="P31" xml:id="id151" draw:id="id151" draw:layer="layout" svg:width="2.6cm" svg:height="1cm" svg:x="12.7cm" svg:y="10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31" xml:id="id148" draw:id="id148" draw:layer="layout" svg:width="2.6cm" svg:height="1cm" svg:x="12.7cm" svg:y="12.1cm">
          <text:p text:style-name="P30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45" draw:start-glue-point="2" draw:end-shape="id146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47" draw:start-glue-point="2" draw:end-shape="id148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49" draw:start-glue-point="1" draw:end-shape="id146" svg:d="M8286 7002c3312 0 1105 2598 4414 2598" svg:viewBox="0 0 4415 2599">
          <text:p/>
        </draw:connector>
        <draw:custom-shape draw:style-name="gr459" draw:text-style-name="P31" draw:layer="layout" svg:width="2.6cm" svg:height="1cm" svg:x="12.7cm" svg:y="11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50" draw:start-glue-point="1" draw:end-shape="id151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52" draw:start-glue-point="1" draw:end-shape="id151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53" draw:start-glue-point="1" draw:end-shape="id131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60" draw:text-style-name="P4" xml:id="id157" draw:id="id157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xml:id="id154" draw:id="id154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4" xml:id="id156" draw:id="id156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4" xml:id="id155" draw:id="id155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54" draw:start-glue-point="1" draw:end-shape="id155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56" draw:start-glue-point="1" draw:end-shape="id157" draw:end-glue-point="3" svg:d="M10992 4546c838 0 281 1248 1116 1248" svg:viewBox="0 0 1117 1249">
          <text:p/>
        </draw:connector>
        <draw:custom-shape draw:style-name="gr473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58" draw:id="id158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4" xml:id="id159" draw:id="id159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58" draw:start-glue-point="1" draw:end-shape="id159" draw:end-glue-point="3" svg:d="M15601 8996c1282 0 428 1300 1709 1300" svg:viewBox="0 0 1710 1301">
          <text:p/>
        </draw:connector>
        <draw:custom-shape draw:style-name="gr482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4" xml:id="id160" draw:id="id160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58" draw:start-glue-point="1" draw:end-shape="id160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6H54M10S</meta:editing-duration>
    <meta:editing-cycles>1032</meta:editing-cycles>
    <meta:generator>LibreOffice/5.2.2.2$Windows_x86 LibreOffice_project/8f96e87c890bf8fa77463cd4b640a2312823f3ad</meta:generator>
    <meta:initial-creator>fhy </meta:initial-creator>
    <dc:date>2017-12-01T08:39:30.196000000</dc:date>
    <meta:document-statistic meta:object-count="651"/>
  </office:meta>
</office:document-meta>
</file>